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oll" style:family="table">
      <style:table-properties style:width="6.4431in" table:align="right"/>
    </style:style>
    <style:style style:name="Poll.A" style:family="table-column">
      <style:table-column-properties style:column-width="0.6889in"/>
    </style:style>
    <style:style style:name="Poll.B" style:family="table-column">
      <style:table-column-properties style:column-width="0.4625in"/>
    </style:style>
    <style:style style:name="Poll.C" style:family="table-column">
      <style:table-column-properties style:column-width="0.7583in"/>
    </style:style>
    <style:style style:name="Poll.D" style:family="table-column">
      <style:table-column-properties style:column-width="1.1118in"/>
    </style:style>
    <style:style style:name="Poll.E" style:family="table-column">
      <style:table-column-properties style:column-width="1.3882in"/>
    </style:style>
    <style:style style:name="Poll.F" style:family="table-column">
      <style:table-column-properties style:column-width="1.5354in"/>
    </style:style>
    <style:style style:name="Poll.G" style:family="table-column">
      <style:table-column-properties style:column-width="0.4979in"/>
    </style:style>
    <style:style style:name="Poll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oll.G1" style:family="table-cell">
      <style:table-cell-properties fo:padding="0.0382in" fo:border="0.0007in solid #000000"/>
    </style:style>
    <style:style style:name="Poll.A2" style:family="table-cell">
      <style:table-cell-properties fo:padding="0.0382in" fo:border-left="0.0007in solid #000000" fo:border-right="none" fo:border-top="none" fo:border-bottom="0.0007in solid #000000"/>
    </style:style>
    <style:style style:name="Poll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4431in" table:align="right"/>
    </style:style>
    <style:style style:name="Table1.A" style:family="table-column">
      <style:table-column-properties style:column-width="0.6694in"/>
    </style:style>
    <style:style style:name="Table1.B" style:family="table-column">
      <style:table-column-properties style:column-width="2.5493in"/>
    </style:style>
    <style:style style:name="Table1.C" style:family="table-column">
      <style:table-column-properties style:column-width="3.224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ourier" fo:font-size="8pt" style:font-size-asian="8pt" style:font-size-complex="8pt"/>
    </style:style>
    <style:style style:name="P4" style:family="paragraph" style:parent-style-name="Standard">
      <style:text-properties style:font-name="Georgia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Georgi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ourier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style:font-name="Courier"/>
    </style:style>
    <style:style style:name="T5" style:family="text">
      <style:text-properties style:font-name="Courie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ame: </text:span>______________________________ , <text:span text:style-name="T1">Net ID:</text:span>____________ <text:s text:c="15"/><text:tab/><text:span text:style-name="T1">Date:</text:span> ___________<text:line-break/></text:p>
      <text:p text:style-name="P7"/>
      <text:p text:style-name="P5">CSCI-UA.0480 – Class #1 – Survey </text:p>
      <text:p text:style-name="P6"/>
      <text:list xml:id="list3479914710912679752" text:style-name="L1">
        <text:list-item>
          <text:p text:style-name="P8">Check off <text:s/>any of the classes you've previously taken: <text:tab/></text:p>
          <text:p text:style-name="P8"><text:span text:style-name="T2"><text:line-break/>___ CSCI-UA.0380-002 - Topics of General Interest: Drawing on the Web<text:line-break/>___ CSCI-UA.0004-007 - Intro to Web Design &amp; Computer Principles<text:line-break/>___ CSCI-UA.0060-001 - Database Design And Web Implementation<text:line-break/>___ CSCI-UA.0061-001 - Web Development And Programming</text:span><text:line-break/></text:p>
        </text:list-item>
        <text:list-item>
          <text:p text:style-name="P8">Indicate your skill in the following languages / technologies by putting an X in the appropriate column for each technology/row:<text:line-break/></text:p>
        </text:list-item>
      </text:list>
      <table:table table:name="Poll" table:style-name="Poll">
        <table:table-column table:style-name="Poll.A"/>
        <table:table-column table:style-name="Poll.B"/>
        <table:table-column table:style-name="Poll.C"/>
        <table:table-column table:style-name="Poll.D"/>
        <table:table-column table:style-name="Poll.E"/>
        <table:table-column table:style-name="Poll.F"/>
        <table:table-column table:style-name="Poll.G"/>
        <table:table-row>
          <table:table-cell table:style-name="Poll.A1" office:value-type="string">
            <text:p text:style-name="P1"/>
          </table:table-cell>
          <table:table-cell table:style-name="Poll.A1" office:value-type="string">
            <text:p text:style-name="P2">Never Used</text:p>
          </table:table-cell>
          <table:table-cell table:style-name="Poll.A1" office:value-type="string">
            <text:p text:style-name="P1"><text:span text:style-name="T1">Beginner</text:span> <text:s/>– Know Basic Syntax</text:p>
          </table:table-cell>
          <table:table-cell table:style-name="Poll.A1" office:value-type="string">
            <text:p text:style-name="P1"><text:span text:style-name="T1">Advanced Beginner</text:span> – Written Small Programs</text:p>
          </table:table-cell>
          <table:table-cell table:style-name="Poll.A1" office:value-type="string">
            <text:p text:style-name="P1"><text:span text:style-name="T1">Intermediate</text:span> – Written Medium Sized Programs / Know Some Advanced Language Features</text:p>
          </table:table-cell>
          <table:table-cell table:style-name="Poll.A1" office:value-type="string">
            <text:p text:style-name="P1"><text:span text:style-name="T1">Intermediate / Professional</text:span> – Used to Develop Professional Sites or Applications</text:p>
          </table:table-cell>
          <table:table-cell table:style-name="Poll.G1" office:value-type="string">
            <text:p text:style-name="P2">Expert</text:p>
          </table:table-cell>
        </table:table-row>
        <table:table-row>
          <table:table-cell table:style-name="Poll.A2" office:value-type="string">
            <text:p text:style-name="P2">JavaScript</text:p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G2" office:value-type="string">
            <text:p text:style-name="P1"/>
          </table:table-cell>
        </table:table-row>
        <table:table-row>
          <table:table-cell table:style-name="Poll.A2" office:value-type="string">
            <text:p text:style-name="P2">HTML</text:p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G2" office:value-type="string">
            <text:p text:style-name="P1"/>
          </table:table-cell>
        </table:table-row>
        <table:table-row>
          <table:table-cell table:style-name="Poll.A2" office:value-type="string">
            <text:p text:style-name="P2">CSS</text:p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G2" office:value-type="string">
            <text:p text:style-name="P1"/>
          </table:table-cell>
        </table:table-row>
        <table:table-row>
          <table:table-cell table:style-name="Poll.A2" office:value-type="string">
            <text:p text:style-name="P2">Java</text:p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G2" office:value-type="string">
            <text:p text:style-name="P1"/>
          </table:table-cell>
        </table:table-row>
        <table:table-row>
          <table:table-cell table:style-name="Poll.A2" office:value-type="string">
            <text:p text:style-name="P2">Python</text:p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G2" office:value-type="string">
            <text:p text:style-name="P1"/>
          </table:table-cell>
        </table:table-row>
        <table:table-row>
          <table:table-cell table:style-name="Poll.A2" office:value-type="string">
            <text:p text:style-name="P2">Ruby</text:p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G2" office:value-type="string">
            <text:p text:style-name="P1"/>
          </table:table-cell>
        </table:table-row>
        <table:table-row>
          <table:table-cell table:style-name="Poll.A2" office:value-type="string">
            <text:p text:style-name="P2">PHP</text:p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A2" office:value-type="string">
            <text:p text:style-name="P1"/>
          </table:table-cell>
          <table:table-cell table:style-name="Poll.G2" office:value-type="string">
            <text:p text:style-name="P1"/>
          </table:table-cell>
        </table:table-row>
      </table:table>
      <text:list xml:id="list986169736" text:continue-numbering="true" text:style-name="L1">
        <text:list-header>
          <text:p text:style-name="P8"/>
        </text:list-header>
        <text:list-item>
          <text:p text:style-name="P8">If you've used a server side or client side web framework before, name the framework you used (e.g. Rails, Backbone, etc.) and in what capacity (e.g. summer internship, hobby project, etc.)<text:line-break/><text:line-break/><text:line-break/><text:line-break/><text:line-break/><text:line-break/></text:p>
        </text:list-item>
        <text:list-item>
          <text:p text:style-name="P8">Write the output of the code in the first row in the space provided in the second row. If you've never programmed in JavaScript, skip this section.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ode</text:p>
          </table:table-cell>
          <table:table-cell table:style-name="Table1.A1" office:value-type="string">
            <text:p text:style-name="P3">var a = 317;</text:p>
            <text:p text:style-name="P3">var b = "outside";</text:p>
            <text:p text:style-name="P3"/>
            <text:p text:style-name="P3">function f() {</text:p>
            <text:p text:style-name="P3"><text:s text:c="4"/>var a = 0;</text:p>
            <text:p text:style-name="P3"><text:s text:c="4"/>b = "inside";</text:p>
            <text:p text:style-name="P3"><text:s text:c="4"/>console.log(a);</text:p>
            <text:p text:style-name="P3"><text:s text:c="4"/>console.log(b);</text:p>
            <text:p text:style-name="P3">}</text:p>
            <text:p text:style-name="P3"/>
            <text:p text:style-name="P3">f();</text:p>
            <text:p text:style-name="P3">console.log(a);</text:p>
            <text:p text:style-name="P3">console.log(b);</text:p>
          </table:table-cell>
          <table:table-cell table:style-name="Table1.C1" office:value-type="string">
            <text:p text:style-name="P3">function g(x) {</text:p>
            <text:p text:style-name="P3"><text:s text:c="4"/>if (x == 5) {</text:p>
            <text:p text:style-name="P3"><text:s text:c="8"/>console.log("one");</text:p>
            <text:p text:style-name="P3"><text:s text:c="4"/>}</text:p>
            <text:p text:style-name="P3"/>
            <text:p text:style-name="P3"><text:s text:c="4"/>if (x === 5) {</text:p>
            <text:p text:style-name="P3"><text:s text:c="8"/>console.log("two");</text:p>
            <text:p text:style-name="P3"><text:s text:c="4"/>}</text:p>
            <text:p text:style-name="P3">}</text:p>
            <text:p text:style-name="P3"/>
            <text:p text:style-name="P3">g("5");</text:p>
          </table:table-cell>
        </table:table-row>
        <table:table-row>
          <table:table-cell table:style-name="Table1.A2" office:value-type="string">
            <text:p text:style-name="P2">Output</text:p>
          </table:table-cell>
          <table:table-cell table:style-name="Table1.A2" office:value-type="string">
            <text:p text:style-name="P1"><text:line-break/><text:line-break/><text:line-break/><text:line-break/></text:p>
          </table:table-cell>
          <table:table-cell table:style-name="Table1.C2" office:value-type="string">
            <text:p text:style-name="P1"/>
          </table:table-cell>
        </table:table-row>
      </table:table>
      <text:list xml:id="list824010075" text:continue-numbering="true" text:style-name="L1">
        <text:list-header>
          <text:p text:style-name="P8"/>
        </text:list-header>
        <text:list-item>
          <text:p text:style-name="P8">In the language you're most comfortable with, write a short program that prints out the numbers <text:span text:style-name="T3">1</text:span> through <text:span text:style-name="T3">100</text:span>, each on a separate line, skipping the number <text:span text:style-name="T3">8</text:span>. <text:s/>The output should be (with dots representing numbers that belong in the output but were omitted due to space constraints):<text:line-break/><text:span text:style-name="T2">1<text:line-break/>2<text:line-break/>.</text:span></text:p>
          <text:p text:style-name="P8"><text:span text:style-name="T2">.<text:line-break/>6<text:line-break/>7<text:line-break/>9<text:line-break/>.<text:line-break/>.<text:line-break/>99<text:line-break/>100</text:span><text:line-break/></text:p>
        </text:list-item>
        <text:list-item>
          <text:p text:style-name="P8">Write a CSS rule that turns the c<text:span text:style-name="T1">olor of all of the links</text:span> that are <text:span text:style-name="T1">a child of an element with class, '</text:span><text:span text:style-name="T3">foo'</text:span>, in the following markup red:<text:line-break/><text:line-break/>&lt;<text:span text:style-name="T2">div class=”foo”&gt;<text:line-break/> <text:s text:c="3"/>&lt;a href=”bar.html”&gt;bar&lt;/a&gt;</text:span></text:p>
          <text:p text:style-name="P9">&lt;/div&gt;</text:p>
          <text:p text:style-name="P9">&lt;a href=”baz.html&gt;baz&lt;/a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638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4-09-02T03:05:09</meta:creation-date>
    <dc:date>2014-09-02T08:32:16</dc:date>
    <dc:creator>Joseph Versoza</dc:creator>
    <meta:editing-duration>PT4H53M41S</meta:editing-duration>
    <meta:editing-cycles>11</meta:editing-cycles>
    <meta:generator>OpenOffice/4.0.1$Unix OpenOffice.org_project/401m5$Build-9714</meta:generator>
    <meta:document-statistic meta:table-count="2" meta:image-count="0" meta:object-count="0" meta:page-count="1" meta:paragraph-count="48" meta:word-count="325" meta:character-count="2011"/>
  </office:meta>
</office:document-meta>
</file>